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style:style style:name="P4" style:family="paragraph">
      <style:paragraph-properties fo:line-height="100.00%" fo:text-align="left" fo:margin-bottom="10.00pt"/>
    </style:style>
    <style:style style:name="P5" style:family="paragraph">
      <style:paragraph-properties fo:line-height="115.00%" fo:text-align="left" fo:margin-bottom="10.00pt"/>
    </style:style>
    <style:style style:name="P6" style:family="paragraph">
      <style:paragraph-properties fo:line-height="100.00%" fo:text-align="left" fo:margin-bottom="10.00pt"/>
    </style:style>
    <style:style style:name="P7" style:family="paragraph">
      <style:paragraph-properties fo:line-height="115.00%" fo:text-align="left" fo:margin-bottom="10.00pt"/>
    </style:style>
  </office:automatic-styles>
  <office:body>
    <office:text>
      <text:p text:style-name="P1"><text:span text:style-name="T1">Matthew Witzig</text:span></text:p>
      <text:p text:style-name="P1"><text:span text:style-name="T1">Lab 7 - Networking</text:span></text:p>
      <text:p text:style-name="P1"><text:span text:style-name="T1"/></text:p>
      <text:p text:style-name="P1"><text:span text:style-name="T1">This is all current as of 12/15/2020. Last update: 2:00pm 12/15/2020. No changes made to defaults.</text:span></text:p>
      <text:p text:style-name="P1"><text:span text:style-name="T1"/></text:p>
      <text:p text:style-name="P1"><text:span text:style-name="T1">UBUNTU</text:span></text:p>
      <text:p text:style-name="P1"><text:span text:style-name="T1">We'll start with the Ubuntu. I already have net tools installed, so there's not much to see there. But traceroute and tcptrack were not installed, so it installs the new programs.</text:span></text:p>
      <text:p text:style-name="P1"><text:span text:style-name="T1">sudo apt install net-tools</text:span></text:p>
      <text:p text:style-name="P2"><draw:frame text:anchor-type="as-char" svg:width="152.40mm" svg:height="31.33mm" style:rel-width="scale" style:rel-height="scale"><draw:object-ole xlink:href="OleObj1"/><draw:image xlink:href="ObjectReplacements/OleObj1"/></draw:frame><text:span text:style-name="T1"/></text:p>
      <text:p text:style-name="P2"><text:span text:style-name="T1">sudo apt install traceroute</text:span></text:p>
      <text:p text:style-name="P2"><draw:frame text:anchor-type="as-char" svg:width="152.40mm" svg:height="75.57mm" style:rel-width="scale" style:rel-height="scale"><draw:object-ole xlink:href="OleObj2"/><draw:image xlink:href="ObjectReplacements/OleObj2"/></draw:frame><text:span text:style-name="T1"/></text:p>
      <text:p text:style-name="P3"><text:span text:style-name="T1">sudo apt install tcptrack</text:span></text:p>
      <text:p text:style-name="P4"><draw:frame text:anchor-type="as-char" svg:width="152.40mm" svg:height="62.02mm" style:rel-width="scale" style:rel-height="scale"><draw:object-ole xlink:href="OleObj3"/><draw:image xlink:href="ObjectReplacements/OleObj3"/></draw:frame><text:span text:style-name="T1"/></text:p>
      <text:p text:style-name="P5"><text:span text:style-name="T1">With everything installed, I need to make sure there is a static IP address.<text:s text:c="2"/>Run "sudo ifconfig"</text:span></text:p>
      <text:p text:style-name="P6"><draw:frame text:anchor-type="as-char" svg:width="152.40mm" svg:height="72.81mm" style:rel-width="scale" style:rel-height="scale"><draw:object-ole xlink:href="OleObj4"/><draw:image xlink:href="ObjectReplacements/OleObj4"/></draw:frame><text:span text:style-name="T1"/></text:p>
      <text:p text:style-name="P6"><text:span text:style-name="T1">So from this we can see the current setup, but we need to make it static. You could change the IP if you wanted, but I'm not going to here and keep it at the default.</text:span></text:p>
      <text:p text:style-name="P6"><text:span text:style-name="T1">sudo ifconfig<text:s text:c="2"/>ens33 192.168.88.128 netmask 255.255.255.0 broadcast 192.168.88.255 </text:span></text:p>
      <text:p text:style-name="P6"><text:span text:style-name="T1">There's nothing really to see here, as it looks exactly like the screenshot above.</text:span></text:p>
      <text:p text:style-name="P6"><text:span text:style-name="T1">Moving on, now we need network manager.</text:span></text:p>
      <text:p text:style-name="P6"><text:span text:style-name="T1">sudo apt install network-manager</text:span></text:p>
      <text:p text:style-name="P6"><draw:frame text:anchor-type="as-char" svg:width="152.40mm" svg:height="105.41mm" style:rel-width="scale" style:rel-height="scale"><draw:object-ole xlink:href="OleObj5"/><draw:image xlink:href="ObjectReplacements/OleObj5"/></draw:frame><text:span text:style-name="T1"/></text:p>
      <text:p text:style-name="P6"><text:span text:style-name="T1">After that, Wireshark.</text:span></text:p>
      <text:p text:style-name="P6"><text:span text:style-name="T1">sudo apt install wireshark</text:span></text:p>
      <text:p text:style-name="P6"><text:span text:style-name="T1">Select "No" for if non super-users should be able to capture packets.</text:span></text:p>
      <text:p text:style-name="P6"><draw:frame text:anchor-type="as-char" svg:width="152.40mm" svg:height="56.30mm" style:rel-width="scale" style:rel-height="scale"><draw:object-ole xlink:href="OleObj6"/><draw:image xlink:href="ObjectReplacements/OleObj6"/></draw:frame><text:span text:style-name="T1"/></text:p>
      <text:p text:style-name="P6"><draw:frame text:anchor-type="as-char" svg:width="152.40mm" svg:height="105.41mm" style:rel-width="scale" style:rel-height="scale"><draw:object-ole xlink:href="OleObj7"/><draw:image xlink:href="ObjectReplacements/OleObj7"/></draw:frame><text:span text:style-name="T1"/></text:p>
      <text:p text:style-name="P6"><text:span text:style-name="T1">And that does it for ubuntu. Please contact your IT support or admin if you need more help.</text:span></text:p>
      <text:p text:style-name="P6"><text:span text:style-name="T1"/></text:p>
      <text:p text:style-name="P6"><text:span text:style-name="T1">CENTOS 7</text:span></text:p>
      <text:p text:style-name="P6"><text:span text:style-name="T1">The CentOS 7 install will be pretty similar to the Ubuntu, just with its own commands.</text:span></text:p>
      <text:p text:style-name="P6"><text:span text:style-name="T1">sudo yum install net-tools</text:span></text:p>
      <text:p text:style-name="P6"><draw:frame text:anchor-type="as-char" svg:width="152.40mm" svg:height="44.24mm" style:rel-width="scale" style:rel-height="scale"><draw:object-ole xlink:href="OleObj8"/><draw:image xlink:href="ObjectReplacements/OleObj8"/></draw:frame><text:span text:style-name="T1"/></text:p>
      <text:p text:style-name="P6"><text:span text:style-name="T1">Like with ubuntu I already have net-tools installed and up to date, but if I didn't you'd see the whole installation process. Likewise, I already have traceroute on here. So that's a tad boring.</text:span></text:p>
      <text:p text:style-name="P6"><text:span text:style-name="T1">sudo yum install traceroute</text:span></text:p>
      <text:p text:style-name="P6"><draw:frame text:anchor-type="as-char" svg:width="152.40mm" svg:height="31.54mm" style:rel-width="scale" style:rel-height="scale"><draw:object-ole xlink:href="OleObj9"/><draw:image xlink:href="ObjectReplacements/OleObj9"/></draw:frame><text:span text:style-name="T1"/></text:p>
      <text:p text:style-name="P6"><text:span text:style-name="T1">Now time to set up the static ip. First of all, let's check if there is one.</text:span></text:p>
      <text:p text:style-name="P6"><text:span text:style-name="T1">ifconfig -a</text:span></text:p>
      <text:p text:style-name="P6"><draw:frame text:anchor-type="as-char" svg:width="152.40mm" svg:height="72.60mm" style:rel-width="scale" style:rel-height="scale"><draw:object-ole xlink:href="OleObj10"/><draw:image xlink:href="ObjectReplacements/OleObj10"/></draw:frame><text:span text:style-name="T1"/></text:p>
      <text:p text:style-name="P6"><text:span text:style-name="T1">Now that we can see that, we can lock the ip address in place and thus be a static ip.</text:span></text:p>
      <text:p text:style-name="P6"><text:span text:style-name="T1">sudo ifconfig<text:s text:c="2"/>ens33 192.168.88.128 netmask 255.255.255.0 broadcast 192.168.88.255</text:span></text:p>
      <text:p text:style-name="P6"><text:span text:style-name="T1">It looks exactly the same as before with ifconfig, but you can check it with sudo ifconfig ens33</text:span></text:p>
      <text:p text:style-name="P6"><text:span text:style-name="T1">Next step is installing Network Manager.</text:span></text:p>
      <text:p text:style-name="P6"><text:span text:style-name="T1">sudo yum install NetworkManager</text:span></text:p>
      <text:p text:style-name="P6"><draw:frame text:anchor-type="as-char" svg:width="152.40mm" svg:height="37.47mm" style:rel-width="scale" style:rel-height="scale"><draw:object-ole xlink:href="OleObj11"/><draw:image xlink:href="ObjectReplacements/OleObj11"/></draw:frame><text:span text:style-name="T1"/></text:p>
      <text:p text:style-name="P6"><text:span text:style-name="T1">As you can see, I already have that one installed. So we can move on to Wireshark.</text:span></text:p>
      <text:p text:style-name="P6"><text:span text:style-name="T1">sudo yum install wireshark</text:span></text:p>
      <text:p text:style-name="P6"><draw:frame text:anchor-type="as-char" svg:width="152.40mm" svg:height="114.30mm" style:rel-width="scale" style:rel-height="scale"><draw:object-ole xlink:href="OleObj12"/><draw:image xlink:href="ObjectReplacements/OleObj12"/></draw:frame><text:span text:style-name="T1"/></text:p>
      <text:p text:style-name="P6"><text:span text:style-name="T1">The script on both servers is networklab.sh</text:span></text:p>
      <text:p text:style-name="P6"><text:span text:style-name="T1">bash ./networklab.sh</text:span></text:p>
      <text:p text:style-name="P6"><draw:frame text:anchor-type="as-char" svg:width="139.49mm" svg:height="33.66mm" style:rel-width="scale" style:rel-height="scale"><draw:object-ole xlink:href="OleObj13"/><draw:image xlink:href="ObjectReplacements/OleObj13"/></draw:frame><text:span text:style-name="T1"/></text:p>
      <text:p text:style-name="P6"><text:span text:style-name="T1">This will send the stats to networkstats.txt</text:span></text:p>
      <text:p text:style-name="P6"><draw:frame text:anchor-type="as-char" svg:width="152.40mm" svg:height="34.71mm" style:rel-width="scale" style:rel-height="scale"><draw:object-ole xlink:href="OleObj14"/><draw:image xlink:href="ObjectReplacements/OleObj14"/></draw:frame><text:span text:style-name="T1"/></text:p>
      <text:p text:style-name="P6"><text:span text:style-name="T1">A copy of the script can be found here on GitHub:</text:span></text:p>
      <text:p text:style-name="P6"><text:a xlink:href="https://github.com/mrwitzig/linuxadmin/blob/main/networklab.sh"><text:span text:style-name="T2">https://github.com/mrwitzig/linuxadmin/blob/main/networklab.sh</text:span></text:a><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7"><text:span text:style-name="T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